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officeooo:rsid="000df923" officeooo:paragraph-rsid="000df923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 style:list-style-name="L1">
      <style:text-properties officeooo:rsid="000c4d51" officeooo:paragraph-rsid="00142f65"/>
    </style:style>
    <style:style style:name="P6" style:family="paragraph" style:parent-style-name="Text_20_body" style:list-style-name="L1">
      <style:text-properties officeooo:rsid="001326fc" officeooo:paragraph-rsid="00142f65"/>
    </style:style>
    <style:style style:name="P7" style:family="paragraph" style:parent-style-name="Text_20_body" style:list-style-name="L1">
      <style:text-properties officeooo:rsid="00123dea" officeooo:paragraph-rsid="00123dea"/>
    </style:style>
    <style:style style:name="P8" style:family="paragraph" style:parent-style-name="Text_20_body" style:list-style-name="L1">
      <style:text-properties officeooo:rsid="00123dea" officeooo:paragraph-rsid="001326fc"/>
    </style:style>
    <style:style style:name="P9" style:family="paragraph" style:parent-style-name="Text_20_body" style:list-style-name="L1">
      <style:text-properties officeooo:rsid="00142f65" officeooo:paragraph-rsid="00142f65"/>
    </style:style>
    <style:style style:name="P10" style:family="paragraph" style:parent-style-name="Text_20_body">
      <style:text-properties fo:font-style="italic" officeooo:rsid="00123dea" officeooo:paragraph-rsid="001326fc" style:font-style-asian="italic" style:font-style-complex="italic"/>
    </style:style>
    <style:style style:name="T1" style:family="text">
      <style:text-properties officeooo:rsid="000df923"/>
    </style:style>
    <style:style style:name="T2" style:family="text">
      <style:text-properties officeooo:rsid="000f98a1"/>
    </style:style>
    <style:style style:name="T3" style:family="text">
      <style:text-properties officeooo:rsid="00123251"/>
    </style:style>
    <style:style style:name="T4" style:family="text">
      <style:text-properties officeooo:rsid="00123dea"/>
    </style:style>
    <style:style style:name="T5" style:family="text">
      <style:text-properties officeooo:rsid="001326fc"/>
    </style:style>
    <style:style style:name="T6" style:family="text">
      <style:text-properties officeooo:rsid="00142f65"/>
    </style:style>
    <style:style style:name="T7" style:family="text">
      <style:text-properties officeooo:rsid="00152f21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3"><text:span text:style-name="T7">Modifica m</text:span>en<text:span text:style-name="T7">ù giornaliero</text:span> 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3">Antonella: geni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7655274" text:style-name="L1">
              <text:list-header>
                <text:p text:style-name="P6"/>
              </text:list-header>
              <text:list-item>
                <text:p text:style-name="P5"><text:span text:style-name="T5">Antonella, </text:span><text:span text:style-name="T1">mamma di un bimbo di </text:span><text:span text:style-name="T2">3</text:span><text:span text:style-name="T1"> anni </text:span><text:span text:style-name="T3">effettua il login al sistema per </text:span><text:span text:style-name="T6">modificare il</text:span><text:span text:style-name="T1"> </text:span><text:span text:style-name="T6">menù del giorno. </text:span></text:p>
              </text:list-item>
              <text:list-item>
                <text:p text:style-name="P5"><text:span text:style-name="T6">Anton</text:span><text:span text:style-name="T3">ella </text:span><text:span text:style-name="T6">accede all'area per modificare il menù e inserisce il giorno</text:span><text:span text:style-name="T3">.</text:span></text:p>
              </text:list-item>
              <text:list-item>
                <text:p text:style-name="P5"><text:span text:style-name="T4">Il sistema </text:span><text:span text:style-name="T6">riceve la richiesta ed invia il menù relativo al giorno richiesto</text:span><text:span text:style-name="T4">.</text:span></text:p>
              </text:list-item>
              <text:list-item>
                <text:p text:style-name="P7">Antonella <text:span text:style-name="T6">riceve il menù giornaliero ed effettua le modifiche.</text:span></text:p>
              </text:list-item>
              <text:list-item>
                <text:p text:style-name="P9">Il sistema riceve le modifiche richieste da mamma Antonella e le salva, inviando un messaggio di avvenuto modifica ad Antonella. </text:p>
              </text:list-item>
              <text:list-item>
                <text:p text:style-name="P8">Antonella <text:span text:style-name="T6">riceve il messaggio di avvenuta modifica ed esce dal sistema.</text:span></text:p>
              </text:list-item>
            </text:list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21:42.93</meta:creation-date>
    <meta:editing-duration>PT35M17S</meta:editing-duration>
    <meta:editing-cycles>8</meta:editing-cycles>
    <meta:generator>LibreOffice/3.6$Windows_x86 LibreOffice_project/da8c1e6-fd468f4-454e206-f42a4a9-143cfd</meta:generator>
    <dc:date>2012-10-24T17:51:02.60</dc:date>
    <meta:document-statistic meta:table-count="1" meta:image-count="0" meta:object-count="0" meta:page-count="1" meta:paragraph-count="11" meta:word-count="103" meta:character-count="637" meta:non-whitespace-character-count="547"/>
  </office:meta>
</office:document-meta>
</file>